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ionToStringBuilder.setAppendStatics( boolean appendStati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oStringBuilder.toString( Object object , ToStringStyle style , boolean outputTransi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oStringBuilder.toNoNullStringArray( Collection coll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flectionToStringBuilder.setUpToClass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oStringBuilder.toStringExclude( Object object , Collection excludeField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oStringBuilder.getUpTo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oStringBuilder.toString( Object object , ToStringStyle style , boolean outputTransients , boolean outputStatics , Class reflectUpTo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ToStringBuilder.toNoNullStringArray( Object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flectionToStringBuilder.ReflectionToStringBuilder( Object object , ToStringStyle style , StringBuffer buffer , Class reflectUpToClass , boolean outputTransients , boolean outputStati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flectionToStringBuilder.toStringExclude( Object object , final String exclude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oStringBuilder.toStringExclude( Object object , String [ ] excludeField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oStringBuilder.setExcludeFieldNames( String [ ] excludeFieldNamesPar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flectionToStringBuilder.ReflectionToStringBuilder( Object object , ToStringStyle style , StringBuffer buffer , Class reflectUpToClass , boolean outputTransi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ToStringBuilder.ReflectionToStringBuilder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oStringBuilder.ReflectionToStringBuilder( Object object , ToStringStyle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oStringBuilder.toString( Object object , ToStringStyle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oStringBuilder.setAppendTransients( boolean appendTransi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oStringBuilder.getExcludeField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oStringBuilder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flectionToStringBuilder.toString( Object object , ToStringStyle style , boolean outputTransients , boolean outputStati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oStringBuilder.getValue( Field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oStringBuilder.reflectionAppendArray( Object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ToStringBuilder.toString( Object object , ToStringStyle style , boolean outputTransients , Class reflectUpTo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oStringBuilder.toString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oStringBuilder.appendFieldsIn( Class clazz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flectionToStringBuilder.isAppendTransi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oStringBuilder.isAppendSta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oStringBuilder.ReflectionToStringBuilder( Object object , ToStringStyle style , String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oStringBuilder.accept( Field fiel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